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8.15mm"/>
    </style:style>
    <style:style style:name="co3" style:family="table-column">
      <style:table-column-properties fo:break-before="auto" style:column-width="107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.No.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Dependenc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 up local environment for Tensorflow to ru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earch paper comprehension for social credit risk analys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ked on cleaning the available Gullakh data,removing outliers,dropping invalid columns et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traction of transaction details from bank statements of SBI ban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verting <text:s/>extracted transaction details into Json for SBI ban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xtracting user details from bank statement pdf using Poppler and Tabula</text:p>
          </table:table-cell>
          <table:table-cell office:value-type="string" calcext:value-type="string">
            <text:p>No UI available to get the exact coordinates of the text to be extracted</text:p>
          </table:table-cell>
          <table:table-cell office:value-type="string" calcext:value-type="string">
            <text:p>Awai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raping data from Zaubacorp websi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raping data from Instafinancials website</text:p>
          </table:table-cell>
          <table:table-cell office:value-type="string" calcext:value-type="string">
            <text:p>Website uses EV certificate, even Tor cannot access it, stuck at ReCaptcha</text:p>
          </table:table-cell>
          <table:table-cell office:value-type="string" calcext:value-type="string">
            <text:p>Stall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cial login page for Gullakh</text:p>
          </table:table-cell>
          <table:table-cell office:value-type="string" calcext:value-type="string">
            <text:p>Further work to be done by UI dev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tting up validations for IIFL form</text:p>
          </table:table-cell>
          <table:table-cell office:value-type="string" calcext:value-type="string">
            <text:p>Furher work to be done by UI dev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pying current address to permanent address IIFL form debugging</text:p>
          </table:table-cell>
          <table:table-cell office:value-type="string" calcext:value-type="string">
            <text:p>Minor issue to be resolved by the CTO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eloping Python script to calculate Twitter sco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 develop python scripts for google,fb,instagram scores</text:p>
          </table:table-cell>
          <table:table-cell office:value-type="string" calcext:value-type="string">
            <text:p>Awaiting auth permissions</text:p>
          </table:table-cell>
          <table:table-cell office:value-type="string" calcext:value-type="string">
            <text:p>Awai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ed tor support in selenium to scrape web pag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tegrated OCR librarry to scrape PDF pag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p backend integration of python social scoring scripts</text:p>
          </table:table-cell>
          <table:table-cell office:value-type="string" calcext:value-type="string">
            <text:p>Held up by Suneel Sir</text:p>
          </table:table-cell>
          <table:table-cell office:value-type="string" calcext:value-type="string">
            <text:p>In progr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searched IBM Insights API, Extracta , Friendly Score, PIPL doc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ttended multiple meetings including IBM, Friendly Sco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arnt AWS SageMaker mechanisms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corporated inintial form provided by Akbar Sir into gullakh webpag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tructured IIFL form as they were many missing fields, incorrect label names, missing placeholde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sted the ahaloans statement analyser API on Postman and Pyth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veloped the Meet the Team page of Ahaloans</text:p>
          </table:table-cell>
          <table:table-cell office:value-type="string" calcext:value-type="string">
            <text:p>Text wrapping to be looked at by higher authority</text:p>
          </table:table-cell>
          <table:table-cell office:value-type="string" calcext:value-type="string">
            <text:p>Finish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 style:data-style-name="N2" text:time-value="10:44:50.652417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7:04:16.836102733</meta:creation-date>
    <dc:date>2018-07-09T10:46:32.814310059</dc:date>
    <meta:editing-duration>PT20M8S</meta:editing-duration>
    <meta:editing-cycles>6</meta:editing-cycles>
    <meta:generator>LibreOffice/5.1.6.2$Linux_X86_64 LibreOffice_project/10m0$Build-2</meta:generator>
    <meta:document-statistic meta:table-count="1" meta:cell-count="96" meta:object-count="0"/>
  </office:meta>
</office:document-meta>
</file>